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3" style:family="paragraph" style:parent-style-name="Standard">
      <style:paragraph-properties fo:text-align="end" style:justify-single-word="false"/>
      <style:text-properties fo:font-size="14pt" officeooo:rsid="001e5323" officeooo:paragraph-rsid="001e5323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5pt" officeooo:rsid="002106bb" officeooo:paragraph-rsid="002106bb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officeooo:rsid="002213ee" officeooo:paragraph-rsid="002213ee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4pt" officeooo:rsid="002106bb" officeooo:paragraph-rsid="002106bb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2213ee" officeooo:paragraph-rsid="0022abad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995c3" officeooo:paragraph-rsid="002995c3" style:font-size-asian="12.25pt" style:font-size-complex="14pt"/>
    </style:style>
    <style:style style:name="T1" style:family="text">
      <style:text-properties officeooo:rsid="002106bb"/>
    </style:style>
    <style:style style:name="T2" style:family="text">
      <style:text-properties officeooo:rsid="002213ee"/>
    </style:style>
    <style:style style:name="T3" style:family="text">
      <style:text-properties officeooo:rsid="0022abad"/>
    </style:style>
    <style:style style:name="T4" style:family="text">
      <style:text-properties officeooo:rsid="002340cb"/>
    </style:style>
    <style:style style:name="T5" style:family="text">
      <style:text-properties officeooo:rsid="0023fd06"/>
    </style:style>
    <style:style style:name="T6" style:family="text">
      <style:text-properties officeooo:rsid="0025740f"/>
    </style:style>
    <style:style style:name="T7" style:family="text">
      <style:text-properties officeooo:rsid="002749a9"/>
    </style:style>
    <style:style style:name="T8" style:family="text">
      <style:text-properties officeooo:rsid="002864a4"/>
    </style:style>
    <style:style style:name="T9" style:family="text">
      <style:text-properties officeooo:rsid="0028b56d"/>
    </style:style>
    <style:style style:name="T10" style:family="text">
      <style:text-properties officeooo:rsid="0029175d"/>
    </style:style>
    <style:style style:name="T11" style:family="text">
      <style:text-properties officeooo:rsid="0029a73f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date style:data-style-name="N37" text:date-value="2025-11-05T15:59:27.631655442" text:fixed="true">11/05/25</text:date></text:p>
      <text:p text:style-name="P2">Math 5099 – Colloquium </text:p>
      <text:p text:style-name="P2"><text:span text:style-name="T1">Fall</text:span> 2025</text:p>
      <text:p text:style-name="P1"/>
      <text:p text:style-name="P5">Gradient flow, Coarea Formula, Mountain pass and Global Homeomorphism Theorems</text:p>
      <text:p text:style-name="P4">By Dr. <text:span text:style-name="T2">Shibo Liu</text:span></text:p>
      <text:p text:style-name="P4"/>
      <text:p text:style-name="P6">Reflection by Paul Carmody</text:p>
      <text:p text:style-name="P6"/>
      <text:p text:style-name="P7">Coarea formula and solutions of non-linear differential equations. <text:s/><text:span text:style-name="T3">Geometric Theory. <text:s/>“very difficult book” Federe</text:span><text:span text:style-name="T7">r</text:span><text:span text:style-name="T3"> 1969, “</text:span><text:span text:style-name="T10">I haven’t read it”</text:span><text:span text:style-name="T3">. <text:s/></text:span><text:span text:style-name="T4">There are quite a number of terms and concepts that I have vague introduction to “flow” being one of them and “integral curve” another. <text:s/></text:span><text:span text:style-name="T5">He clearly knows his subject. <text:s/></text:span><text:span text:style-name="T6">He goes through the proof of the Coarea Theorem. <text:s/></text:span><text:span text:style-name="T8">Continued onto Deformation Lemma and Critical Point Theory </text:span><text:span text:style-name="T9">(similar to Deformation principle of Algebraic Topology?)</text:span></text:p>
      <text:p text:style-name="P7"/>
      <text:p text:style-name="P8">Mountain Pass Theorem, <text:span text:style-name="T11">could not follow the statement and proof of this theorem.</text:span></text:p>
      <text:p text:style-name="P7"/>
      <text:p text:style-name="P7"><text:span text:style-name="T3">As I’ve come to expect, Dr. Liu provides more information than I can absorb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5-11-05T16:34:41.945011107</dc:date>
    <meta:editing-duration>PT31M44S</meta:editing-duration>
    <meta:editing-cycles>14</meta:editing-cycles>
    <meta:document-statistic meta:table-count="0" meta:image-count="0" meta:object-count="0" meta:page-count="1" meta:paragraph-count="9" meta:word-count="123" meta:character-count="795" meta:non-whitespace-character-count="673"/>
  </office:meta>
</office:document-meta>
</file>